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00"/>
    </style:style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coord</text:p>
          </table:table-cell>
          <table:table-cell table:style-name="Default" office:value-type="string" calcext:value-type="string">
            <text:p>pyga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9" calcext:value-type="float">
            <text:p>-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8" calcext:value-type="float">
            <text:p>-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7" calcext:value-type="float">
            <text:p>-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6" calcext:value-type="float">
            <text:p>-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5" calcext:value-type="float">
            <text:p>-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/>
          <table:table-cell table:style-name="ce2" office:value-type="float" office:value="-9" calcext:value-type="float">
            <text:p>-9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/>
          <table:table-cell table:style-name="ce2" office:value-type="float" office:value="-8" calcext:value-type="float">
            <text:p>-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/>
          <table:table-cell table:style-name="ce2" office:value-type="float" office:value="-7" calcext:value-type="float">
            <text:p>-7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244" calcext:value-type="float">
            <text:p>244</text:p>
          </table:table-cell>
        </table:table-row>
        <table:table-row table:style-name="ro1">
          <table:table-cell table:style-name="ce2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1">
          <table:table-cell table:style-name="ce2"/>
          <table:table-cell table:style-name="ce2" office:value-type="float" office:value="-4" calcext:value-type="float">
            <text:p>-4</text:p>
          </table:table-cell>
          <table:table-cell table:style-name="ce2" office:value-type="float" office:value="272" calcext:value-type="float">
            <text:p>272</text:p>
          </table:table-cell>
        </table:table-row>
        <table:table-row table:style-name="ro1">
          <table:table-cell table:style-name="ce2"/>
          <table:table-cell table:style-name="ce2" office:value-type="float" office:value="-3" calcext:value-type="float">
            <text:p>-3</text:p>
          </table:table-cell>
          <table:table-cell table:style-name="ce2" office:value-type="float" office:value="292" calcext:value-type="float">
            <text:p>292</text:p>
          </table:table-cell>
        </table:table-row>
        <table:table-row table:style-name="ro1">
          <table:table-cell table:style-name="ce2"/>
          <table:table-cell table:style-name="ce2" office:value-type="float" office:value="-2" calcext:value-type="float">
            <text:p>-2</text:p>
          </table:table-cell>
          <table:table-cell table:style-name="ce2" office:value-type="float" office:value="308" calcext:value-type="float">
            <text:p>308</text:p>
          </table:table-cell>
        </table:table-row>
        <table:table-row table:style-name="ro1"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24" calcext:value-type="float">
            <text:p>324</text:p>
          </table:table-cell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0" calcext:value-type="float">
            <text:p>340</text:p>
          </table:table-cell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56" calcext:value-type="float">
            <text:p>356</text:p>
          </table:table-cell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72" calcext:value-type="float">
            <text:p>372</text:p>
          </table:table-cell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88" calcext:value-type="float">
            <text:p>388</text:p>
          </table:table-cell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04" calcext:value-type="float">
            <text:p>404</text:p>
          </table:table-cell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20" calcext:value-type="float">
            <text:p>420</text:p>
          </table:table-cell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436" calcext:value-type="float">
            <text:p>436</text:p>
          </table:table-cell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68" calcext:value-type="float">
            <text:p>468</text:p>
          </table:table-cell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ie Hughes</meta:initial-creator>
    <meta:creation-date>2017-08-09T14:50:53.108894579</meta:creation-date>
    <dc:date>2017-08-09T20:14:39.322156909</dc:date>
    <dc:creator>Charlie Hughes</dc:creator>
    <meta:editing-duration>PT17S</meta:editing-duration>
    <meta:editing-cycles>1</meta:editing-cycles>
    <meta:document-statistic meta:table-count="1" meta:cell-count="102" meta:object-count="0"/>
    <meta:generator>LibreOffice/5.1.6.2$Linux_X86_64 LibreOffice_project/10m0$Build-2</meta:generator>
  </office:meta>
</office:document-meta>
</file>